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d63a" officeooo:paragraph-rsid="000cd63a"/>
    </style:style>
    <style:style style:name="P2" style:family="paragraph" style:parent-style-name="Standard">
      <style:text-properties officeooo:rsid="001492cd" officeooo:paragraph-rsid="001492cd"/>
    </style:style>
    <style:style style:name="T1" style:family="text">
      <style:text-properties officeooo:rsid="001492cd"/>
    </style:style>
    <style:style style:name="T2" style:family="text">
      <style:text-properties officeooo:rsid="0014cd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ory Questions <text:span text:style-name="T1">10</text:span></text:p>
      <text:p text:style-name="P1">Micah Church</text:p>
      <text:p text:style-name="P1">CS 249</text:p>
      <text:p text:style-name="P1"/>
      <text:p text:style-name="P2">1. public class MyClass &lt;E&gt;{}</text:p>
      <text:p text:style-name="P2">2. public class YourClass &lt;E extends Number&gt;{}</text:p>
      <text:p text:style-name="P2">3. public class OurClass&lt;E&gt; implements Comparable&lt;E&gt;{}</text:p>
      <text:p text:style-name="P2">4. public void doNothing(E[] <text:span text:style-name="T2">list</text:span>)<text:span text:style-name="T2">{}</text:span></text:p>
      <text:p text:style-name="P2">5. <text:span text:style-name="T2">Yes</text:span></text:p>
      <text:p text:style-name="P2">6. <text:span text:style-name="T2">A</text:span></text:p>
      <text:p text:style-name="P2">7. <text:span text:style-name="T2">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6:03:23.627000000</meta:creation-date>
    <dc:date>2017-04-26T17:08:54.370000000</dc:date>
    <meta:editing-duration>PT17M20S</meta:editing-duration>
    <meta:editing-cycles>2</meta:editing-cycles>
    <meta:generator>LibreOffice/5.3.0.3$Windows_x86 LibreOffice_project/7074905676c47b82bbcfbea1aeefc84afe1c50e1</meta:generator>
    <meta:document-statistic meta:table-count="0" meta:image-count="0" meta:object-count="0" meta:page-count="1" meta:paragraph-count="10" meta:word-count="36" meta:character-count="216" meta:non-whitespace-character-count="190"/>
  </office:meta>
</office:document-meta>
</file>